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ols of thought:</text:p>
      <text:p text:style-name="P1"/>
      <text:p text:style-name="P1">Dunnig – Very negative view of Reconstruction. <text:s/>North exploited the south for its own profit</text:p>
      <text:p text:style-name="P1">Revisionists – <text:s text:c="2"/>more positive vie but not enough for African Americans </text:p>
      <text:p text:style-name="P1">Modern – building towards an ultimate freedom <text:s/></text:p>
      <text:p text:style-name="P1"/>
      <text:p text:style-name="P1"/>
      <text:p text:style-name="P1"/>
      <text:p text:style-name="P1">Questions after the war:</text:p>
      <text:p text:style-name="P1"/>
      <text:p text:style-name="P2">What to do with the South states?</text:p>
      <text:p text:style-name="P1">Lincoln would have wanted to keep loose requirements for the states </text:p>
      <text:p text:style-name="P1"><text:s/></text:p>
      <text:p text:style-name="P1"/>
      <text:p text:style-name="P2">How to punish the south?</text:p>
      <text:p text:style-name="P3">Punishment would have led to more Angst </text:p>
      <text:p text:style-name="P1"/>
      <text:p text:style-name="P2">What to do with the slaves?</text:p>
      <text:p text:style-name="P2"/>
      <text:p text:style-name="P1"/>
      <text:p text:style-name="P2">Who Makes the decision? </text:p>
      <text:p text:style-name="P1"/>
      <text:p text:style-name="P1"/>
      <text:p text:style-name="P1">“10% plan” 10% of the population needed to pledge loyalty to be re-admitted</text:p>
      <text:p text:style-name="P1">Wade Davis Bill – not allowing confederate leaders from voting</text:p>
      <text:p text:style-name="P1"/>
      <text:p text:style-name="P1"/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Revolutionary</text:p>
          </table:table-cell>
          <table:table-cell table:style-name="Table1.B1" office:value-type="string">
            <text:p text:style-name="P1">Status Quo:</text:p>
          </table:table-cell>
        </table:table-row>
        <table:table-row>
          <table:table-cell table:style-name="Table1.A2" office:value-type="string">
            <text:p text:style-name="P1">Freedmans Act</text:p>
            <text:p text:style-name="P1">14-16 amendments</text:p>
            <text:p text:style-name="P1">Elected to govt positions</text:p>
            <text:p text:style-name="P1"/>
            <text:p text:style-name="P1"/>
          </table:table-cell>
          <table:table-cell table:style-name="Table1.B2" office:value-type="string">
            <text:p text:style-name="P1">Share Cropping</text:p>
            <text:p text:style-name="P1">Jim Crow Laws</text:p>
            <text:p text:style-name="P1">Interracial marriage laws</text:p>
            <text:p text:style-name="P1">Economic depression of Blacks</text:p>
            <text:p text:style-name="P1">Use of Hyperbole during the economic crisi of 187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9T17:49:30.77</meta:creation-date>
    <meta:document-statistic meta:table-count="1" meta:image-count="0" meta:object-count="0" meta:page-count="1" meta:paragraph-count="24" meta:word-count="136" meta:character-count="817"/>
    <dc:date>2012-08-30T04:25:12.79</dc:date>
    <meta:editing-duration>PT54S</meta:editing-duration>
    <meta:editing-cycles>1</meta:editing-cycles>
    <meta:generator>OpenOffice.org/3.4$Win32 OpenOffice.org_project/340m1$Build-9590</meta:generator>
  </office:meta>
</office:document-meta>
</file>